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ana</text:p>
          </table:table-cell>
          <table:table-cell office:value-type="float" office:value="14045.56" calcext:value-type="float">
            <text:p>14045.56</text:p>
          </table:table-cell>
          <table:table-cell office:value-type="float" office:value="1854270" calcext:value-type="float">
            <text:p>185427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ıyaman</text:p>
          </table:table-cell>
          <table:table-cell office:value-type="float" office:value="7606.16" calcext:value-type="float">
            <text:p>7606.16</text:p>
          </table:table-cell>
          <table:table-cell office:value-type="float" office:value="623811" calcext:value-type="float">
            <text:p>62381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fyonkarahisar</text:p>
          </table:table-cell>
          <table:table-cell office:value-type="float" office:value="14718.63" calcext:value-type="float">
            <text:p>14718.63</text:p>
          </table:table-cell>
          <table:table-cell office:value-type="float" office:value="812416" calcext:value-type="float">
            <text:p>81241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ğrı</text:p>
          </table:table-cell>
          <table:table-cell office:value-type="float" office:value="11498.67" calcext:value-type="float">
            <text:p>11498.67</text:p>
          </table:table-cell>
          <table:table-cell office:value-type="float" office:value="528744" calcext:value-type="float">
            <text:p>52874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asya</text:p>
          </table:table-cell>
          <table:table-cell office:value-type="float" office:value="5703.78" calcext:value-type="float">
            <text:p>5703.78</text:p>
          </table:table-cell>
          <table:table-cell office:value-type="float" office:value="365231" calcext:value-type="float">
            <text:p>36523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kara</text:p>
          </table:table-cell>
          <table:table-cell office:value-type="float" office:value="25401.94" calcext:value-type="float">
            <text:p>25401.94</text:p>
          </table:table-cell>
          <table:table-cell office:value-type="float" office:value="4007860" calcext:value-type="float">
            <text:p>400786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talya</text:p>
          </table:table-cell>
          <table:table-cell office:value-type="float" office:value="20790.56" calcext:value-type="float">
            <text:p>20790.56</text:p>
          </table:table-cell>
          <table:table-cell office:value-type="float" office:value="1719751" calcext:value-type="float">
            <text:p>171975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tvin</text:p>
          </table:table-cell>
          <table:table-cell office:value-type="float" office:value="7367.1" calcext:value-type="float">
            <text:p>7367.1</text:p>
          </table:table-cell>
          <table:table-cell office:value-type="float" office:value="191934" calcext:value-type="float">
            <text:p>19193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ydın</text:p>
          </table:table-cell>
          <table:table-cell office:value-type="float" office:value="7904.43" calcext:value-type="float">
            <text:p>7904.43</text:p>
          </table:table-cell>
          <table:table-cell office:value-type="float" office:value="950757" calcext:value-type="float">
            <text:p>95075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lıkesir</text:p>
          </table:table-cell>
          <table:table-cell office:value-type="float" office:value="14472.73" calcext:value-type="float">
            <text:p>14472.73</text:p>
          </table:table-cell>
          <table:table-cell office:value-type="float" office:value="1076347" calcext:value-type="float">
            <text:p>107634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ilecik</text:p>
          </table:table-cell>
          <table:table-cell office:value-type="float" office:value="4306.77" calcext:value-type="float">
            <text:p>4306.77</text:p>
          </table:table-cell>
          <table:table-cell office:value-type="float" office:value="194326" calcext:value-type="float">
            <text:p>19432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ingöl</text:p>
          </table:table-cell>
          <table:table-cell office:value-type="float" office:value="8253.51" calcext:value-type="float">
            <text:p>8253.51</text:p>
          </table:table-cell>
          <table:table-cell office:value-type="float" office:value="253739" calcext:value-type="float">
            <text:p>25373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tlis</text:p>
          </table:table-cell>
          <table:table-cell office:value-type="float" office:value="7094.5" calcext:value-type="float">
            <text:p>7094.5</text:p>
          </table:table-cell>
          <table:table-cell office:value-type="float" office:value="388678" calcext:value-type="float">
            <text:p>38867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olu</text:p>
          </table:table-cell>
          <table:table-cell office:value-type="float" office:value="8323.39" calcext:value-type="float">
            <text:p>8323.39</text:p>
          </table:table-cell>
          <table:table-cell office:value-type="float" office:value="270654" calcext:value-type="float">
            <text:p>27065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rdur</text:p>
          </table:table-cell>
          <table:table-cell office:value-type="float" office:value="7134.95" calcext:value-type="float">
            <text:p>7134.95</text:p>
          </table:table-cell>
          <table:table-cell office:value-type="float" office:value="256803" calcext:value-type="float">
            <text:p>25680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rsa</text:p>
          </table:table-cell>
          <table:table-cell office:value-type="float" office:value="10886.38" calcext:value-type="float">
            <text:p>10886.38</text:p>
          </table:table-cell>
          <table:table-cell office:value-type="float" office:value="2125140" calcext:value-type="float">
            <text:p>212514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Çanakkale</text:p>
          </table:table-cell>
          <table:table-cell office:value-type="float" office:value="9950.43" calcext:value-type="float">
            <text:p>9950.43</text:p>
          </table:table-cell>
          <table:table-cell office:value-type="float" office:value="464975" calcext:value-type="float">
            <text:p>46497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Çankırı</text:p>
          </table:table-cell>
          <table:table-cell office:value-type="float" office:value="7491.89" calcext:value-type="float">
            <text:p>7491.89</text:p>
          </table:table-cell>
          <table:table-cell office:value-type="float" office:value="270355" calcext:value-type="float">
            <text:p>27035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Çorum</text:p>
          </table:table-cell>
          <table:table-cell office:value-type="float" office:value="12796.21" calcext:value-type="float">
            <text:p>12796.21</text:p>
          </table:table-cell>
          <table:table-cell office:value-type="float" office:value="597065" calcext:value-type="float">
            <text:p>59706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nizli</text:p>
          </table:table-cell>
          <table:table-cell office:value-type="float" office:value="11804.19" calcext:value-type="float">
            <text:p>11804.19</text:p>
          </table:table-cell>
          <table:table-cell office:value-type="float" office:value="950757" calcext:value-type="float">
            <text:p>95075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yarbakır</text:p>
          </table:table-cell>
          <table:table-cell office:value-type="float" office:value="15204.01" calcext:value-type="float">
            <text:p>15204.01</text:p>
          </table:table-cell>
          <table:table-cell office:value-type="float" office:value="1362708" calcext:value-type="float">
            <text:p>136270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dirne</text:p>
          </table:table-cell>
          <table:table-cell office:value-type="float" office:value="6097.91" calcext:value-type="float">
            <text:p>6097.91</text:p>
          </table:table-cell>
          <table:table-cell office:value-type="float" office:value="402606" calcext:value-type="float">
            <text:p>40260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lazığ</text:p>
          </table:table-cell>
          <table:table-cell office:value-type="float" office:value="9281.45" calcext:value-type="float">
            <text:p>9281.45</text:p>
          </table:table-cell>
          <table:table-cell office:value-type="float" office:value="569616" calcext:value-type="float">
            <text:p>56961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rzincan</text:p>
          </table:table-cell>
          <table:table-cell office:value-type="float" office:value="11727.55" calcext:value-type="float">
            <text:p>11727.55</text:p>
          </table:table-cell>
          <table:table-cell office:value-type="float" office:value="316841" calcext:value-type="float">
            <text:p>31684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rzurum</text:p>
          </table:table-cell>
          <table:table-cell office:value-type="float" office:value="25330.9" calcext:value-type="float">
            <text:p>25330.9</text:p>
          </table:table-cell>
          <table:table-cell office:value-type="float" office:value="937389" calcext:value-type="float">
            <text:p>93738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skişehir</text:p>
          </table:table-cell>
          <table:table-cell office:value-type="float" office:value="13902.03" calcext:value-type="float">
            <text:p>13902.03</text:p>
          </table:table-cell>
          <table:table-cell office:value-type="float" office:value="706009" calcext:value-type="float">
            <text:p>70600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aziantep</text:p>
          </table:table-cell>
          <table:table-cell office:value-type="float" office:value="6844.84" calcext:value-type="float">
            <text:p>6844.84</text:p>
          </table:table-cell>
          <table:table-cell office:value-type="float" office:value="1285249" calcext:value-type="float">
            <text:p>128524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iresun</text:p>
          </table:table-cell>
          <table:table-cell office:value-type="float" office:value="6831.58" calcext:value-type="float">
            <text:p>6831.58</text:p>
          </table:table-cell>
          <table:table-cell office:value-type="float" office:value="523819" calcext:value-type="float">
            <text:p>52381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ümüşhane</text:p>
          </table:table-cell>
          <table:table-cell office:value-type="float" office:value="6437.01" calcext:value-type="float">
            <text:p>6437.01</text:p>
          </table:table-cell>
          <table:table-cell office:value-type="float" office:value="186953" calcext:value-type="float">
            <text:p>18695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akkâri</text:p>
          </table:table-cell>
          <table:table-cell office:value-type="float" office:value="7178.88" calcext:value-type="float">
            <text:p>7178.88</text:p>
          </table:table-cell>
          <table:table-cell office:value-type="float" office:value="236581" calcext:value-type="float">
            <text:p>23658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atay</text:p>
          </table:table-cell>
          <table:table-cell office:value-type="float" office:value="5831.36" calcext:value-type="float">
            <text:p>5831.36</text:p>
          </table:table-cell>
          <table:table-cell office:value-type="float" office:value="1253726" calcext:value-type="float">
            <text:p>125372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parta</text:p>
          </table:table-cell>
          <table:table-cell office:value-type="float" office:value="8871.08" calcext:value-type="float">
            <text:p>8871.08</text:p>
          </table:table-cell>
          <table:table-cell office:value-type="float" office:value="513681" calcext:value-type="float">
            <text:p>51368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ersin</text:p>
          </table:table-cell>
          <table:table-cell office:value-type="float" office:value="15512.25" calcext:value-type="float">
            <text:p>15512.25</text:p>
          </table:table-cell>
          <table:table-cell office:value-type="float" office:value="1651400" calcext:value-type="float">
            <text:p>16514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tanbul</text:p>
          </table:table-cell>
          <table:table-cell office:value-type="float" office:value="5315.33" calcext:value-type="float">
            <text:p>5315.33</text:p>
          </table:table-cell>
          <table:table-cell office:value-type="float" office:value="10018735" calcext:value-type="float">
            <text:p>1001873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İzmir</text:p>
          </table:table-cell>
          <table:table-cell office:value-type="float" office:value="12015.61" calcext:value-type="float">
            <text:p>12015.61</text:p>
          </table:table-cell>
          <table:table-cell office:value-type="float" office:value="3370866" calcext:value-type="float">
            <text:p>337086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ars</text:p>
          </table:table-cell>
          <table:table-cell office:value-type="float" office:value="10139.09" calcext:value-type="float">
            <text:p>10139.09</text:p>
          </table:table-cell>
          <table:table-cell office:value-type="float" office:value="325016" calcext:value-type="float">
            <text:p>32501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astamonu</text:p>
          </table:table-cell>
          <table:table-cell office:value-type="float" office:value="13157.98" calcext:value-type="float">
            <text:p>13157.98</text:p>
          </table:table-cell>
          <table:table-cell office:value-type="float" office:value="375476" calcext:value-type="float">
            <text:p>37547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ayseri</text:p>
          </table:table-cell>
          <table:table-cell office:value-type="float" office:value="17109.33" calcext:value-type="float">
            <text:p>17109.33</text:p>
          </table:table-cell>
          <table:table-cell office:value-type="float" office:value="1060432" calcext:value-type="float">
            <text:p>106043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ırklareli</text:p>
          </table:table-cell>
          <table:table-cell office:value-type="float" office:value="6299.78" calcext:value-type="float">
            <text:p>6299.78</text:p>
          </table:table-cell>
          <table:table-cell office:value-type="float" office:value="328461" calcext:value-type="float">
            <text:p>32846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ırşehir</text:p>
          </table:table-cell>
          <table:table-cell office:value-type="float" office:value="6530.32" calcext:value-type="float">
            <text:p>6530.32</text:p>
          </table:table-cell>
          <table:table-cell office:value-type="float" office:value="253239" calcext:value-type="float">
            <text:p>25323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ocaeli</text:p>
          </table:table-cell>
          <table:table-cell office:value-type="float" office:value="3625.29" calcext:value-type="float">
            <text:p>3625.29</text:p>
          </table:table-cell>
          <table:table-cell office:value-type="float" office:value="1206085" calcext:value-type="float">
            <text:p>120608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onya</text:p>
          </table:table-cell>
          <table:table-cell office:value-type="float" office:value="40813.52" calcext:value-type="float">
            <text:p>40813.52</text:p>
          </table:table-cell>
          <table:table-cell office:value-type="float" office:value="2192166" calcext:value-type="float">
            <text:p>219216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ütahya</text:p>
          </table:table-cell>
          <table:table-cell office:value-type="float" office:value="12013.57" calcext:value-type="float">
            <text:p>12013.57</text:p>
          </table:table-cell>
          <table:table-cell office:value-type="float" office:value="656903" calcext:value-type="float">
            <text:p>65690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latya</text:p>
          </table:table-cell>
          <table:table-cell office:value-type="float" office:value="12102.7" calcext:value-type="float">
            <text:p>12102.7</text:p>
          </table:table-cell>
          <table:table-cell office:value-type="float" office:value="853658" calcext:value-type="float">
            <text:p>85365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nisa</text:p>
          </table:table-cell>
          <table:table-cell office:value-type="float" office:value="13228.5" calcext:value-type="float">
            <text:p>13228.5</text:p>
          </table:table-cell>
          <table:table-cell office:value-type="float" office:value="1260169" calcext:value-type="float">
            <text:p>126016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ahramanmaraş</text:p>
          </table:table-cell>
          <table:table-cell office:value-type="float" office:value="14456.74" calcext:value-type="float">
            <text:p>14456.74</text:p>
          </table:table-cell>
          <table:table-cell office:value-type="float" office:value="1002384" calcext:value-type="float">
            <text:p>100238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rdin</text:p>
          </table:table-cell>
          <table:table-cell office:value-type="float" office:value="8806.04" calcext:value-type="float">
            <text:p>8806.04</text:p>
          </table:table-cell>
          <table:table-cell office:value-type="float" office:value="705098" calcext:value-type="float">
            <text:p>70509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uğla</text:p>
          </table:table-cell>
          <table:table-cell office:value-type="float" office:value="12949.21" calcext:value-type="float">
            <text:p>12949.21</text:p>
          </table:table-cell>
          <table:table-cell office:value-type="float" office:value="715328" calcext:value-type="float">
            <text:p>71532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uş</text:p>
          </table:table-cell>
          <table:table-cell office:value-type="float" office:value="8067.16" calcext:value-type="float">
            <text:p>8067.16</text:p>
          </table:table-cell>
          <table:table-cell office:value-type="float" office:value="453654" calcext:value-type="float">
            <text:p>45365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evşehir</text:p>
          </table:table-cell>
          <table:table-cell office:value-type="float" office:value="5391.64" calcext:value-type="float">
            <text:p>5391.64</text:p>
          </table:table-cell>
          <table:table-cell office:value-type="float" office:value="309914" calcext:value-type="float">
            <text:p>30991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iğde</text:p>
          </table:table-cell>
          <table:table-cell office:value-type="float" office:value="7365.29" calcext:value-type="float">
            <text:p>7365.29</text:p>
          </table:table-cell>
          <table:table-cell office:value-type="float" office:value="348081" calcext:value-type="float">
            <text:p>34808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rdu</text:p>
          </table:table-cell>
          <table:table-cell office:value-type="float" office:value="5952.49" calcext:value-type="float">
            <text:p>5952.49</text:p>
          </table:table-cell>
          <table:table-cell office:value-type="float" office:value="887765" calcext:value-type="float">
            <text:p>88776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ize</text:p>
          </table:table-cell>
          <table:table-cell office:value-type="float" office:value="3921.98" calcext:value-type="float">
            <text:p>3921.98</text:p>
          </table:table-cell>
          <table:table-cell office:value-type="float" office:value="365938" calcext:value-type="float">
            <text:p>36593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akarya</text:p>
          </table:table-cell>
          <table:table-cell office:value-type="float" office:value="4880.19" calcext:value-type="float">
            <text:p>4880.19</text:p>
          </table:table-cell>
          <table:table-cell office:value-type="float" office:value="756168" calcext:value-type="float">
            <text:p>75616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amsun</text:p>
          </table:table-cell>
          <table:table-cell office:value-type="float" office:value="9364.1" calcext:value-type="float">
            <text:p>9364.1</text:p>
          </table:table-cell>
          <table:table-cell office:value-type="float" office:value="1209137" calcext:value-type="float">
            <text:p>120913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iirt</text:p>
          </table:table-cell>
          <table:table-cell office:value-type="float" office:value="5473.29" calcext:value-type="float">
            <text:p>5473.29</text:p>
          </table:table-cell>
          <table:table-cell office:value-type="float" office:value="263676" calcext:value-type="float">
            <text:p>26367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inop</text:p>
          </table:table-cell>
          <table:table-cell office:value-type="float" office:value="5816.55" calcext:value-type="float">
            <text:p>5816.55</text:p>
          </table:table-cell>
          <table:table-cell office:value-type="float" office:value="225574" calcext:value-type="float">
            <text:p>22557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ivas</text:p>
          </table:table-cell>
          <table:table-cell office:value-type="float" office:value="28567.34" calcext:value-type="float">
            <text:p>28567.34</text:p>
          </table:table-cell>
          <table:table-cell office:value-type="float" office:value="755091" calcext:value-type="float">
            <text:p>75509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ekirdağ</text:p>
          </table:table-cell>
          <table:table-cell office:value-type="float" office:value="6342.3" calcext:value-type="float">
            <text:p>6342.3</text:p>
          </table:table-cell>
          <table:table-cell office:value-type="float" office:value="623591" calcext:value-type="float">
            <text:p>62359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okat</text:p>
          </table:table-cell>
          <table:table-cell office:value-type="float" office:value="10072.62" calcext:value-type="float">
            <text:p>10072.62</text:p>
          </table:table-cell>
          <table:table-cell office:value-type="float" office:value="828027" calcext:value-type="float">
            <text:p>82802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rabzon</text:p>
          </table:table-cell>
          <table:table-cell office:value-type="float" office:value="4664.04" calcext:value-type="float">
            <text:p>4664.04</text:p>
          </table:table-cell>
          <table:table-cell office:value-type="float" office:value="975137" calcext:value-type="float">
            <text:p>97513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unceli</text:p>
          </table:table-cell>
          <table:table-cell office:value-type="float" office:value="7685.66" calcext:value-type="float">
            <text:p>7685.66</text:p>
          </table:table-cell>
          <table:table-cell office:value-type="float" office:value="93584" calcext:value-type="float">
            <text:p>9358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Şanlıurfa</text:p>
          </table:table-cell>
          <table:table-cell office:value-type="float" office:value="19336.21" calcext:value-type="float">
            <text:p>19336.21</text:p>
          </table:table-cell>
          <table:table-cell office:value-type="float" office:value="1443422" calcext:value-type="float">
            <text:p>144342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Uşak</text:p>
          </table:table-cell>
          <table:table-cell office:value-type="float" office:value="5363.09" calcext:value-type="float">
            <text:p>5363.09</text:p>
          </table:table-cell>
          <table:table-cell office:value-type="float" office:value="322313" calcext:value-type="float">
            <text:p>32231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an</text:p>
          </table:table-cell>
          <table:table-cell office:value-type="float" office:value="19414.14" calcext:value-type="float">
            <text:p>19414.14</text:p>
          </table:table-cell>
          <table:table-cell office:value-type="float" office:value="877524" calcext:value-type="float">
            <text:p>87752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Yozgat</text:p>
          </table:table-cell>
          <table:table-cell office:value-type="float" office:value="14074.09" calcext:value-type="float">
            <text:p>14074.09</text:p>
          </table:table-cell>
          <table:table-cell office:value-type="float" office:value="682919" calcext:value-type="float">
            <text:p>68291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Zonguldak</text:p>
          </table:table-cell>
          <table:table-cell office:value-type="float" office:value="3309.86" calcext:value-type="float">
            <text:p>3309.86</text:p>
          </table:table-cell>
          <table:table-cell office:value-type="float" office:value="615599" calcext:value-type="float">
            <text:p>61559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ksaray</text:p>
          </table:table-cell>
          <table:table-cell office:value-type="float" office:value="7965.51" calcext:value-type="float">
            <text:p>7965.51</text:p>
          </table:table-cell>
          <table:table-cell office:value-type="float" office:value="396084" calcext:value-type="float">
            <text:p>39608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ayburt</text:p>
          </table:table-cell>
          <table:table-cell office:value-type="float" office:value="3739.08" calcext:value-type="float">
            <text:p>3739.08</text:p>
          </table:table-cell>
          <table:table-cell office:value-type="float" office:value="97358" calcext:value-type="float">
            <text:p>9735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Karaman</text:p>
          </table:table-cell>
          <table:table-cell office:value-type="float" office:value="8868.9" calcext:value-type="float">
            <text:p>8868.9</text:p>
          </table:table-cell>
          <table:table-cell office:value-type="float" office:value="243210" calcext:value-type="float">
            <text:p>2432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Kırıkkale</text:p>
          </table:table-cell>
          <table:table-cell office:value-type="float" office:value="4569.76" calcext:value-type="float">
            <text:p>4569.76</text:p>
          </table:table-cell>
          <table:table-cell office:value-type="float" office:value="383508" calcext:value-type="float">
            <text:p>38350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atman</text:p>
          </table:table-cell>
          <table:table-cell office:value-type="float" office:value="4659.21" calcext:value-type="float">
            <text:p>4659.21</text:p>
          </table:table-cell>
          <table:table-cell office:value-type="float" office:value="456734" calcext:value-type="float">
            <text:p>45673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Şırnak</text:p>
          </table:table-cell>
          <table:table-cell office:value-type="float" office:value="7151.57" calcext:value-type="float">
            <text:p>7151.57</text:p>
          </table:table-cell>
          <table:table-cell office:value-type="float" office:value="353197" calcext:value-type="float">
            <text:p>35319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artın</text:p>
          </table:table-cell>
          <table:table-cell office:value-type="float" office:value="2080.36" calcext:value-type="float">
            <text:p>2080.36</text:p>
          </table:table-cell>
          <table:table-cell office:value-type="float" office:value="184178" calcext:value-type="float">
            <text:p>18417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rdahan</text:p>
          </table:table-cell>
          <table:table-cell office:value-type="float" office:value="4967.63" calcext:value-type="float">
            <text:p>4967.63</text:p>
          </table:table-cell>
          <table:table-cell office:value-type="float" office:value="133756" calcext:value-type="float">
            <text:p>13375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ğdır</text:p>
          </table:table-cell>
          <table:table-cell office:value-type="float" office:value="3587.81" calcext:value-type="float">
            <text:p>3587.81</text:p>
          </table:table-cell>
          <table:table-cell office:value-type="float" office:value="168634" calcext:value-type="float">
            <text:p>16863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Yalova</text:p>
          </table:table-cell>
          <table:table-cell office:value-type="float" office:value="850.46" calcext:value-type="float">
            <text:p>850.46</text:p>
          </table:table-cell>
          <table:table-cell office:value-type="float" office:value="168593" calcext:value-type="float">
            <text:p>16859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Karabük</text:p>
          </table:table-cell>
          <table:table-cell office:value-type="float" office:value="4108.8" calcext:value-type="float">
            <text:p>4108.8</text:p>
          </table:table-cell>
          <table:table-cell office:value-type="float" office:value="225102" calcext:value-type="float">
            <text:p>22510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Kilis</text:p>
          </table:table-cell>
          <table:table-cell office:value-type="float" office:value="1427.76" calcext:value-type="float">
            <text:p>1427.76</text:p>
          </table:table-cell>
          <table:table-cell office:value-type="float" office:value="114724" calcext:value-type="float">
            <text:p>11472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smaniye</text:p>
          </table:table-cell>
          <table:table-cell office:value-type="float" office:value="3195.99" calcext:value-type="float">
            <text:p>3195.99</text:p>
          </table:table-cell>
          <table:table-cell office:value-type="float" office:value="458782" calcext:value-type="float">
            <text:p>45878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üzce</text:p>
          </table:table-cell>
          <table:table-cell office:value-type="float" office:value="2592.95" calcext:value-type="float">
            <text:p>2592.95</text:p>
          </table:table-cell>
          <table:table-cell office:value-type="float" office:value="314266" calcext:value-type="float">
            <text:p>314266</text:p>
          </table:table-cell>
          <table:table-cell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8:42:11.362890698</meta:creation-date>
    <dc:date>2017-08-16T21:47:14.163768902</dc:date>
    <meta:editing-duration>PT24M1S</meta:editing-duration>
    <meta:editing-cycles>2</meta:editing-cycles>
    <meta:generator>LibreOffice/5.1.6.2$Linux_X86_64 LibreOffice_project/10m0$Build-2</meta:generator>
    <meta:document-statistic meta:table-count="1" meta:cell-count="405" meta:object-count="0"/>
  </office:meta>
</office:document-meta>
</file>